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style:font-name="Liberation Serif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  <style:text-properties style:font-name="Liberation Serif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erif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style:font-name="Liberation Serif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15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erif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6.2114in" svg:x="8.4051in" svg:y="0.5331in">
            <draw:object draw:notify-on-update-of-ranges="Sheet1.B4:Sheet1.B15 Sheet1.C4:Sheet1.C15 Sheet1.G4:Sheet1.G15 Sheet1.H4:Sheet1.H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ce4"/>
        <table:table-row table:style-name="ro1">
          <table:table-cell table:style-name="ce1" office:value-type="float" office:value="17.75" calcext:value-type="float">
            <text:p>17.75</text:p>
          </table:table-cell>
          <table:table-cell table:style-name="ce1" office:value-type="string" calcext:value-type="string">
            <text:p>botDistance</text:p>
          </table:table-cell>
          <table:table-cell table:style-name="ce3"/>
          <table:table-cell table:style-name="ce3" office:value-type="string" calcext:value-type="string">
            <text:p>units in inches and radians</text:p>
          </table:table-cell>
          <table:table-cell table:style-name="ce3" table:number-columns-repeated="4"/>
          <table:table-cell table:number-columns-repeated="16376"/>
        </table:table-row>
        <table:table-row table:style-name="ro1">
          <table:table-cell table:style-name="ce3" table:number-columns-repeated="8"/>
          <table:table-cell table:number-columns-repeated="16376"/>
        </table:table-row>
        <table:table-row table:style-name="ro2">
          <table:table-cell table:style-name="ce1" office:value-type="string" calcext:value-type="string">
            <text:p>reef po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heta</text:p>
          </table:table-cell>
          <table:table-cell table:style-name="ce1"/>
          <table:table-cell table:style-name="ce5" office:value-type="string" calcext:value-type="string">
            <text:p>reef pos</text:p>
          </table:table-cell>
          <table:table-cell table:style-name="ce8" office:value-type="string" calcext:value-type="string">
            <text:p>new x (scoring pos)</text:p>
          </table:table-cell>
          <table:table-cell table:style-name="ce8" office:value-type="string" calcext:value-type="string">
            <text:p>new y (scoring pos)</text:p>
          </table:table-cell>
          <table:table-cell table:style-name="ce15" office:value-type="string" calcext:value-type="string">
            <text:p>theta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6.006" calcext:value-type="float">
            <text:p>166.00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1" table:formula="of:=[.B4]-[.$A$1]*COS([.$D4])" office:value-type="float" office:value="126.25" calcext:value-type="float">
            <text:p>126.25</text:p>
          </table:table-cell>
          <table:table-cell table:style-name="ce1" table:formula="of:=[.C4]-[.$A$1]*SIN([.$D4])" office:value-type="float" office:value="166.006" calcext:value-type="float">
            <text:p>166.00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53.292" calcext:value-type="float">
            <text:p>153.29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6" office:value-type="string" calcext:value-type="string">
            <text:p>B</text:p>
          </table:table-cell>
          <table:table-cell table:style-name="ce1" table:formula="of:=[.B5]-[.$A$1]*COS([.$D5])" office:value-type="float" office:value="126.25" calcext:value-type="float">
            <text:p>126.25</text:p>
          </table:table-cell>
          <table:table-cell table:style-name="ce1" table:formula="of:=[.C5]-[.$A$1]*SIN([.$D5])" office:value-type="float" office:value="153.292" calcext:value-type="float">
            <text:p>153.29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54.86" calcext:value-type="float">
            <text:p>154.86</text:p>
          </table:table-cell>
          <table:table-cell table:style-name="ce1" office:value-type="float" office:value="134.469" calcext:value-type="float">
            <text:p>134.469</text:p>
          </table:table-cell>
          <table:table-cell table:style-name="ce1" office:value-type="float" office:value="1.047197551" calcext:value-type="float">
            <text:p>1.047197551</text:p>
          </table:table-cell>
          <table:table-cell table:style-name="ce1"/>
          <table:table-cell table:style-name="ce6" office:value-type="string" calcext:value-type="string">
            <text:p>C</text:p>
          </table:table-cell>
          <table:table-cell table:style-name="ce1" table:formula="of:=[.B6]-[.$A$1]*COS([.$D6])" office:value-type="float" office:value="145.984999996978" calcext:value-type="float">
            <text:p>145.984999996978</text:p>
          </table:table-cell>
          <table:table-cell table:style-name="ce1" table:formula="of:=[.C6]-[.$A$1]*SIN([.$D6])" office:value-type="float" office:value="119.097049084571" calcext:value-type="float">
            <text:p>119.097049084571</text:p>
          </table:table-cell>
          <table:table-cell table:style-name="ce16" office:value-type="float" office:value="1.047197551" calcext:value-type="float">
            <text:p>1.04719755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165.87" calcext:value-type="float">
            <text:p>165.87</text:p>
          </table:table-cell>
          <table:table-cell table:style-name="ce1" office:value-type="float" office:value="128.112" calcext:value-type="float">
            <text:p>128.112</text:p>
          </table:table-cell>
          <table:table-cell table:style-name="ce1" office:value-type="float" office:value="1.047197551" calcext:value-type="float">
            <text:p>1.047197551</text:p>
          </table:table-cell>
          <table:table-cell table:style-name="ce1"/>
          <table:table-cell table:style-name="ce6" office:value-type="string" calcext:value-type="string">
            <text:p>D</text:p>
          </table:table-cell>
          <table:table-cell table:style-name="ce1" table:formula="of:=[.B7]-[.$A$1]*COS([.$D7])" office:value-type="float" office:value="156.994999996978" calcext:value-type="float">
            <text:p>156.994999996978</text:p>
          </table:table-cell>
          <table:table-cell table:style-name="ce1" table:formula="of:=[.C7]-[.$A$1]*SIN([.$D7])" office:value-type="float" office:value="112.740049084571" calcext:value-type="float">
            <text:p>112.740049084571</text:p>
          </table:table-cell>
          <table:table-cell table:style-name="ce16" office:value-type="float" office:value="1.047197551" calcext:value-type="float">
            <text:p>1.04719755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87.61" calcext:value-type="float">
            <text:p>187.61</text:p>
          </table:table-cell>
          <table:table-cell table:style-name="ce1" office:value-type="float" office:value="128.112" calcext:value-type="float">
            <text:p>128.112</text:p>
          </table:table-cell>
          <table:table-cell table:style-name="ce1" office:value-type="float" office:value="2.094395102" calcext:value-type="float">
            <text:p>2.094395102</text:p>
          </table:table-cell>
          <table:table-cell table:style-name="ce1"/>
          <table:table-cell table:style-name="ce6" office:value-type="string" calcext:value-type="string">
            <text:p>E</text:p>
          </table:table-cell>
          <table:table-cell table:style-name="ce1" table:formula="of:=[.B8]-[.$A$1]*COS([.$D8])" office:value-type="float" office:value="196.484999993956" calcext:value-type="float">
            <text:p>196.484999993956</text:p>
          </table:table-cell>
          <table:table-cell table:style-name="ce1" table:formula="of:=[.C8]-[.$A$1]*SIN([.$D8])" office:value-type="float" office:value="112.740049079337" calcext:value-type="float">
            <text:p>112.740049079337</text:p>
          </table:table-cell>
          <table:table-cell table:style-name="ce16" office:value-type="float" office:value="2.094395102" calcext:value-type="float">
            <text:p>2.09439510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98.62" calcext:value-type="float">
            <text:p>198.62</text:p>
          </table:table-cell>
          <table:table-cell table:style-name="ce1" office:value-type="float" office:value="134.469" calcext:value-type="float">
            <text:p>134.469</text:p>
          </table:table-cell>
          <table:table-cell table:style-name="ce1" office:value-type="float" office:value="2.094395102" calcext:value-type="float">
            <text:p>2.094395102</text:p>
          </table:table-cell>
          <table:table-cell table:style-name="ce1"/>
          <table:table-cell table:style-name="ce6" office:value-type="string" calcext:value-type="string">
            <text:p>F</text:p>
          </table:table-cell>
          <table:table-cell table:style-name="ce1" table:formula="of:=[.B9]-[.$A$1]*COS([.$D9])" office:value-type="float" office:value="207.494999993956" calcext:value-type="float">
            <text:p>207.494999993956</text:p>
          </table:table-cell>
          <table:table-cell table:style-name="ce1" table:formula="of:=[.C9]-[.$A$1]*SIN([.$D9])" office:value-type="float" office:value="119.097049079337" calcext:value-type="float">
            <text:p>119.097049079337</text:p>
          </table:table-cell>
          <table:table-cell table:style-name="ce16" office:value-type="float" office:value="2.094395102" calcext:value-type="float">
            <text:p>2.09439510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09.49" calcext:value-type="float">
            <text:p>209.49</text:p>
          </table:table-cell>
          <table:table-cell table:style-name="ce1" office:value-type="float" office:value="153.292" calcext:value-type="float">
            <text:p>153.292</text:p>
          </table:table-cell>
          <table:table-cell table:style-name="ce1" office:value-type="float" office:value="3.141592654" calcext:value-type="float">
            <text:p>3.141592654</text:p>
          </table:table-cell>
          <table:table-cell table:style-name="ce1"/>
          <table:table-cell table:style-name="ce6" office:value-type="string" calcext:value-type="string">
            <text:p>G</text:p>
          </table:table-cell>
          <table:table-cell table:style-name="ce1" table:formula="of:=[.B10]-[.$A$1]*COS([.$D10])" office:value-type="float" office:value="227.24" calcext:value-type="float">
            <text:p>227.24</text:p>
          </table:table-cell>
          <table:table-cell table:style-name="ce1" table:formula="of:=[.C10]-[.$A$1]*SIN([.$D10])" office:value-type="float" office:value="153.292000007281" calcext:value-type="float">
            <text:p>153.292000007281</text:p>
          </table:table-cell>
          <table:table-cell table:style-name="ce16" office:value-type="float" office:value="3.141592654" calcext:value-type="float">
            <text:p>3.14159265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209.49" calcext:value-type="float">
            <text:p>209.49</text:p>
          </table:table-cell>
          <table:table-cell table:style-name="ce1" office:value-type="float" office:value="166.006" calcext:value-type="float">
            <text:p>166.006</text:p>
          </table:table-cell>
          <table:table-cell table:style-name="ce1" office:value-type="float" office:value="3.141592654" calcext:value-type="float">
            <text:p>3.141592654</text:p>
          </table:table-cell>
          <table:table-cell table:style-name="ce1"/>
          <table:table-cell table:style-name="ce6" office:value-type="string" calcext:value-type="string">
            <text:p>H</text:p>
          </table:table-cell>
          <table:table-cell table:style-name="ce1" table:formula="of:=[.B11]-[.$A$1]*COS([.$D11])" office:value-type="float" office:value="227.24" calcext:value-type="float">
            <text:p>227.24</text:p>
          </table:table-cell>
          <table:table-cell table:style-name="ce1" table:formula="of:=[.C11]-[.$A$1]*SIN([.$D11])" office:value-type="float" office:value="166.006000007281" calcext:value-type="float">
            <text:p>166.006000007281</text:p>
          </table:table-cell>
          <table:table-cell table:style-name="ce16" office:value-type="float" office:value="3.141592654" calcext:value-type="float">
            <text:p>3.14159265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98.62" calcext:value-type="float">
            <text:p>198.62</text:p>
          </table:table-cell>
          <table:table-cell table:style-name="ce1" office:value-type="float" office:value="184.829" calcext:value-type="float">
            <text:p>184.829</text:p>
          </table:table-cell>
          <table:table-cell table:style-name="ce1" office:value-type="float" office:value="-2.094395102" calcext:value-type="float">
            <text:p>-2.094395102</text:p>
          </table:table-cell>
          <table:table-cell table:style-name="ce1"/>
          <table:table-cell table:style-name="ce6" office:value-type="string" calcext:value-type="string">
            <text:p>I</text:p>
          </table:table-cell>
          <table:table-cell table:style-name="ce1" table:formula="of:=[.B12]-[.$A$1]*COS([.$D12])" office:value-type="float" office:value="207.494999993956" calcext:value-type="float">
            <text:p>207.494999993956</text:p>
          </table:table-cell>
          <table:table-cell table:style-name="ce1" table:formula="of:=[.C12]-[.$A$1]*SIN([.$D12])" office:value-type="float" office:value="200.200950920663" calcext:value-type="float">
            <text:p>200.200950920663</text:p>
          </table:table-cell>
          <table:table-cell table:style-name="ce16" office:value-type="float" office:value="-2.094395102" calcext:value-type="float">
            <text:p>-2.09439510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1" office:value-type="float" office:value="187.61" calcext:value-type="float">
            <text:p>187.61</text:p>
          </table:table-cell>
          <table:table-cell table:style-name="ce1" office:value-type="float" office:value="191.186" calcext:value-type="float">
            <text:p>191.186</text:p>
          </table:table-cell>
          <table:table-cell table:style-name="ce1" office:value-type="float" office:value="-2.094395102" calcext:value-type="float">
            <text:p>-2.094395102</text:p>
          </table:table-cell>
          <table:table-cell table:style-name="ce1"/>
          <table:table-cell table:style-name="ce6" office:value-type="string" calcext:value-type="string">
            <text:p>J</text:p>
          </table:table-cell>
          <table:table-cell table:style-name="ce1" table:formula="of:=[.B13]-[.$A$1]*COS([.$D13])" office:value-type="float" office:value="196.484999993956" calcext:value-type="float">
            <text:p>196.484999993956</text:p>
          </table:table-cell>
          <table:table-cell table:style-name="ce1" table:formula="of:=[.C13]-[.$A$1]*SIN([.$D13])" office:value-type="float" office:value="206.557950920663" calcext:value-type="float">
            <text:p>206.557950920663</text:p>
          </table:table-cell>
          <table:table-cell table:style-name="ce16" office:value-type="float" office:value="-2.094395102" calcext:value-type="float">
            <text:p>-2.09439510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65.87" calcext:value-type="float">
            <text:p>165.87</text:p>
          </table:table-cell>
          <table:table-cell table:style-name="ce1" office:value-type="float" office:value="191.186" calcext:value-type="float">
            <text:p>191.186</text:p>
          </table:table-cell>
          <table:table-cell table:style-name="ce1" office:value-type="float" office:value="-1.047197551" calcext:value-type="float">
            <text:p>-1.047197551</text:p>
          </table:table-cell>
          <table:table-cell table:style-name="ce1"/>
          <table:table-cell table:style-name="ce6" office:value-type="string" calcext:value-type="string">
            <text:p>K</text:p>
          </table:table-cell>
          <table:table-cell table:style-name="ce1" table:formula="of:=[.B14]-[.$A$1]*COS([.$D14])" office:value-type="float" office:value="156.994999996978" calcext:value-type="float">
            <text:p>156.994999996978</text:p>
          </table:table-cell>
          <table:table-cell table:style-name="ce1" table:formula="of:=[.C14]-[.$A$1]*SIN([.$D14])" office:value-type="float" office:value="206.557950915429" calcext:value-type="float">
            <text:p>206.557950915429</text:p>
          </table:table-cell>
          <table:table-cell table:style-name="ce16" office:value-type="float" office:value="-1.047197551" calcext:value-type="float">
            <text:p>-1.04719755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54.86" calcext:value-type="float">
            <text:p>154.86</text:p>
          </table:table-cell>
          <table:table-cell table:style-name="ce1" office:value-type="float" office:value="184.829" calcext:value-type="float">
            <text:p>184.829</text:p>
          </table:table-cell>
          <table:table-cell table:style-name="ce1" office:value-type="float" office:value="-1.047197551" calcext:value-type="float">
            <text:p>-1.047197551</text:p>
          </table:table-cell>
          <table:table-cell table:style-name="ce1"/>
          <table:table-cell table:style-name="ce7" office:value-type="string" calcext:value-type="string">
            <text:p>L</text:p>
          </table:table-cell>
          <table:table-cell table:style-name="ce9" table:formula="of:=[.B15]-[.$A$1]*COS([.$D15])" office:value-type="float" office:value="145.984999996978" calcext:value-type="float">
            <text:p>145.984999996978</text:p>
          </table:table-cell>
          <table:table-cell table:style-name="ce9" table:formula="of:=[.C15]-[.$A$1]*SIN([.$D15])" office:value-type="float" office:value="200.200950915429" calcext:value-type="float">
            <text:p>200.200950915429</text:p>
          </table:table-cell>
          <table:table-cell table:style-name="ce17" office:value-type="float" office:value="-1.047197551" calcext:value-type="float">
            <text:p>-1.04719755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1" table:formula="of:=[.B3]*0.0254" office:value-type="string" office:string-value="" calcext:value-type="error">
            <text:p>#VALUE!</text:p>
          </table:table-cell>
          <table:table-cell table:style-name="ce11" table:formula="of:=[.C3]*0.0254" office:value-type="string" office:string-value="" calcext:value-type="error">
            <text:p>#VALUE!</text:p>
          </table:table-cell>
          <table:table-cell table:number-columns-repeated="2"/>
          <table:table-cell table:style-name="ce5" office:value-type="string" calcext:value-type="string">
            <text:p>reef pos</text:p>
          </table:table-cell>
          <table:table-cell table:style-name="ce10" office:value-type="string" calcext:value-type="string">
            <text:p>robot x (m)</text:p>
          </table:table-cell>
          <table:table-cell table:style-name="ce13" office:value-type="string" calcext:value-type="string">
            <text:p>robot y (m)</text:p>
          </table:table-cell>
          <table:table-cell table:style-name="ce18" office:value-type="string" calcext:value-type="string">
            <text:p>theta (rad)</text:p>
          </table:table-cell>
          <table:table-cell table:number-columns-repeated="16375"/>
        </table:table-row>
        <table:table-row table:style-name="ro1">
          <table:table-cell table:formula="of:=[.F18]" office:value-type="string" office:string-value="A" calcext:value-type="string">
            <text:p>A</text:p>
          </table:table-cell>
          <table:table-cell table:style-name="ce11" table:formula="of:=[.B4]*0.0254" office:value-type="float" office:value="3.6576" calcext:value-type="float">
            <text:p>3.6576</text:p>
          </table:table-cell>
          <table:table-cell table:style-name="ce11" table:formula="of:=[.C4]*0.0254" office:value-type="float" office:value="4.2165524" calcext:value-type="float">
            <text:p>4.2165524</text:p>
          </table:table-cell>
          <table:table-cell table:number-columns-repeated="2"/>
          <table:table-cell table:style-name="ce6" office:value-type="string" calcext:value-type="string">
            <text:p>A</text:p>
          </table:table-cell>
          <table:table-cell table:style-name="ce11" table:formula="of:=[.G4]*0.0254" office:value-type="float" office:value="3.20675" calcext:value-type="float">
            <text:p>3.20675</text:p>
          </table:table-cell>
          <table:table-cell table:formula="of:=[.H4]*0.0254" office:value-type="float" office:value="4.2165524" calcext:value-type="float">
            <text:p>4.216552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F19]" office:value-type="string" office:string-value="B" calcext:value-type="string">
            <text:p>B</text:p>
          </table:table-cell>
          <table:table-cell table:style-name="ce11" table:formula="of:=[.B5]*0.0254" office:value-type="float" office:value="3.6576" calcext:value-type="float">
            <text:p>3.6576</text:p>
          </table:table-cell>
          <table:table-cell table:style-name="ce11" table:formula="of:=[.C5]*0.0254" office:value-type="float" office:value="3.8936168" calcext:value-type="float">
            <text:p>3.8936168</text:p>
          </table:table-cell>
          <table:table-cell table:number-columns-repeated="2"/>
          <table:table-cell table:style-name="ce6" office:value-type="string" calcext:value-type="string">
            <text:p>B</text:p>
          </table:table-cell>
          <table:table-cell table:style-name="ce11" table:formula="of:=[.G5]*0.0254" office:value-type="float" office:value="3.20675" calcext:value-type="float">
            <text:p>3.20675</text:p>
          </table:table-cell>
          <table:table-cell table:formula="of:=[.H5]*0.0254" office:value-type="float" office:value="3.8936168" calcext:value-type="float">
            <text:p>3.893616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F20]" office:value-type="string" office:string-value="C" calcext:value-type="string">
            <text:p>C</text:p>
          </table:table-cell>
          <table:table-cell table:style-name="ce11" table:formula="of:=[.B6]*0.0254" office:value-type="float" office:value="3.933444" calcext:value-type="float">
            <text:p>3.933444</text:p>
          </table:table-cell>
          <table:table-cell table:style-name="ce11" table:formula="of:=[.C6]*0.0254" office:value-type="float" office:value="3.4155126" calcext:value-type="float">
            <text:p>3.4155126</text:p>
          </table:table-cell>
          <table:table-cell table:number-columns-repeated="2"/>
          <table:table-cell table:style-name="ce6" office:value-type="string" calcext:value-type="string">
            <text:p>C</text:p>
          </table:table-cell>
          <table:table-cell table:style-name="ce11" table:formula="of:=[.G6]*0.0254" office:value-type="float" office:value="3.70801899992324" calcext:value-type="float">
            <text:p>3.70801899992324</text:p>
          </table:table-cell>
          <table:table-cell table:formula="of:=[.H6]*0.0254" office:value-type="float" office:value="3.0250650467481" calcext:value-type="float">
            <text:p>3.0250650467481</text:p>
          </table:table-cell>
          <table:table-cell table:style-name="ce16" office:value-type="float" office:value="1.047197551" calcext:value-type="float">
            <text:p>1.047197551</text:p>
          </table:table-cell>
          <table:table-cell table:number-columns-repeated="16375"/>
        </table:table-row>
        <table:table-row table:style-name="ro1">
          <table:table-cell table:formula="of:=[.F21]" office:value-type="string" office:string-value="D" calcext:value-type="string">
            <text:p>D</text:p>
          </table:table-cell>
          <table:table-cell table:style-name="ce11" table:formula="of:=[.B7]*0.0254" office:value-type="float" office:value="4.213098" calcext:value-type="float">
            <text:p>4.213098</text:p>
          </table:table-cell>
          <table:table-cell table:style-name="ce11" table:formula="of:=[.C7]*0.0254" office:value-type="float" office:value="3.2540448" calcext:value-type="float">
            <text:p>3.2540448</text:p>
          </table:table-cell>
          <table:table-cell table:number-columns-repeated="2"/>
          <table:table-cell table:style-name="ce6" office:value-type="string" calcext:value-type="string">
            <text:p>D</text:p>
          </table:table-cell>
          <table:table-cell table:style-name="ce11" table:formula="of:=[.G7]*0.0254" office:value-type="float" office:value="3.98767299992324" calcext:value-type="float">
            <text:p>3.98767299992324</text:p>
          </table:table-cell>
          <table:table-cell table:formula="of:=[.H7]*0.0254" office:value-type="float" office:value="2.8635972467481" calcext:value-type="float">
            <text:p>2.8635972467481</text:p>
          </table:table-cell>
          <table:table-cell table:style-name="ce16" office:value-type="float" office:value="1.047197551" calcext:value-type="float">
            <text:p>1.047197551</text:p>
          </table:table-cell>
          <table:table-cell table:number-columns-repeated="16375"/>
        </table:table-row>
        <table:table-row table:style-name="ro1">
          <table:table-cell table:formula="of:=[.F22]" office:value-type="string" office:string-value="E" calcext:value-type="string">
            <text:p>E</text:p>
          </table:table-cell>
          <table:table-cell table:style-name="ce11" table:formula="of:=[.B8]*0.0254" office:value-type="float" office:value="4.765294" calcext:value-type="float">
            <text:p>4.765294</text:p>
          </table:table-cell>
          <table:table-cell table:style-name="ce11" table:formula="of:=[.C8]*0.0254" office:value-type="float" office:value="3.2540448" calcext:value-type="float">
            <text:p>3.2540448</text:p>
          </table:table-cell>
          <table:table-cell table:number-columns-repeated="2"/>
          <table:table-cell table:style-name="ce6" office:value-type="string" calcext:value-type="string">
            <text:p>E</text:p>
          </table:table-cell>
          <table:table-cell table:style-name="ce11" table:formula="of:=[.G8]*0.0254" office:value-type="float" office:value="4.99071899984648" calcext:value-type="float">
            <text:p>4.99071899984648</text:p>
          </table:table-cell>
          <table:table-cell table:formula="of:=[.H8]*0.0254" office:value-type="float" office:value="2.86359724661516" calcext:value-type="float">
            <text:p>2.86359724661516</text:p>
          </table:table-cell>
          <table:table-cell table:style-name="ce16" office:value-type="float" office:value="2.094395102" calcext:value-type="float">
            <text:p>2.094395102</text:p>
          </table:table-cell>
          <table:table-cell table:number-columns-repeated="16375"/>
        </table:table-row>
        <table:table-row table:style-name="ro1">
          <table:table-cell table:formula="of:=[.F23]" office:value-type="string" office:string-value="F" calcext:value-type="string">
            <text:p>F</text:p>
          </table:table-cell>
          <table:table-cell table:style-name="ce11" table:formula="of:=[.B9]*0.0254" office:value-type="float" office:value="5.044948" calcext:value-type="float">
            <text:p>5.044948</text:p>
          </table:table-cell>
          <table:table-cell table:style-name="ce11" table:formula="of:=[.C9]*0.0254" office:value-type="float" office:value="3.4155126" calcext:value-type="float">
            <text:p>3.4155126</text:p>
          </table:table-cell>
          <table:table-cell table:number-columns-repeated="2"/>
          <table:table-cell table:style-name="ce6" office:value-type="string" calcext:value-type="string">
            <text:p>F</text:p>
          </table:table-cell>
          <table:table-cell table:style-name="ce11" table:formula="of:=[.G9]*0.0254" office:value-type="float" office:value="5.27037299984648" calcext:value-type="float">
            <text:p>5.27037299984648</text:p>
          </table:table-cell>
          <table:table-cell table:formula="of:=[.H9]*0.0254" office:value-type="float" office:value="3.02506504661516" calcext:value-type="float">
            <text:p>3.02506504661516</text:p>
          </table:table-cell>
          <table:table-cell table:style-name="ce16" office:value-type="float" office:value="2.094395102" calcext:value-type="float">
            <text:p>2.094395102</text:p>
          </table:table-cell>
          <table:table-cell table:number-columns-repeated="16375"/>
        </table:table-row>
        <table:table-row table:style-name="ro1">
          <table:table-cell table:formula="of:=[.F24]" office:value-type="string" office:string-value="G" calcext:value-type="string">
            <text:p>G</text:p>
          </table:table-cell>
          <table:table-cell table:style-name="ce11" table:formula="of:=[.B10]*0.0254" office:value-type="float" office:value="5.321046" calcext:value-type="float">
            <text:p>5.321046</text:p>
          </table:table-cell>
          <table:table-cell table:style-name="ce11" table:formula="of:=[.C10]*0.0254" office:value-type="float" office:value="3.8936168" calcext:value-type="float">
            <text:p>3.8936168</text:p>
          </table:table-cell>
          <table:table-cell table:number-columns-repeated="2"/>
          <table:table-cell table:style-name="ce6" office:value-type="string" calcext:value-type="string">
            <text:p>G</text:p>
          </table:table-cell>
          <table:table-cell table:style-name="ce11" table:formula="of:=[.G10]*0.0254" office:value-type="float" office:value="5.771896" calcext:value-type="float">
            <text:p>5.771896</text:p>
          </table:table-cell>
          <table:table-cell table:formula="of:=[.H10]*0.0254" office:value-type="float" office:value="3.89361680018494" calcext:value-type="float">
            <text:p>3.89361680018494</text:p>
          </table:table-cell>
          <table:table-cell table:style-name="ce16" office:value-type="float" office:value="3.141592654" calcext:value-type="float">
            <text:p>3.141592654</text:p>
          </table:table-cell>
          <table:table-cell table:number-columns-repeated="16375"/>
        </table:table-row>
        <table:table-row table:style-name="ro1">
          <table:table-cell table:formula="of:=[.F25]" office:value-type="string" office:string-value="H" calcext:value-type="string">
            <text:p>H</text:p>
          </table:table-cell>
          <table:table-cell table:style-name="ce11" table:formula="of:=[.B11]*0.0254" office:value-type="float" office:value="5.321046" calcext:value-type="float">
            <text:p>5.321046</text:p>
          </table:table-cell>
          <table:table-cell table:style-name="ce11" table:formula="of:=[.C11]*0.0254" office:value-type="float" office:value="4.2165524" calcext:value-type="float">
            <text:p>4.2165524</text:p>
          </table:table-cell>
          <table:table-cell table:number-columns-repeated="2"/>
          <table:table-cell table:style-name="ce6" office:value-type="string" calcext:value-type="string">
            <text:p>H</text:p>
          </table:table-cell>
          <table:table-cell table:style-name="ce11" table:formula="of:=[.G11]*0.0254" office:value-type="float" office:value="5.771896" calcext:value-type="float">
            <text:p>5.771896</text:p>
          </table:table-cell>
          <table:table-cell table:formula="of:=[.H11]*0.0254" office:value-type="float" office:value="4.21655240018494" calcext:value-type="float">
            <text:p>4.21655240018494</text:p>
          </table:table-cell>
          <table:table-cell table:style-name="ce16" office:value-type="float" office:value="3.141592654" calcext:value-type="float">
            <text:p>3.141592654</text:p>
          </table:table-cell>
          <table:table-cell table:number-columns-repeated="16375"/>
        </table:table-row>
        <table:table-row table:style-name="ro1">
          <table:table-cell table:formula="of:=[.F26]" office:value-type="string" office:string-value="I" calcext:value-type="string">
            <text:p>I</text:p>
          </table:table-cell>
          <table:table-cell table:style-name="ce11" table:formula="of:=[.B12]*0.0254" office:value-type="float" office:value="5.044948" calcext:value-type="float">
            <text:p>5.044948</text:p>
          </table:table-cell>
          <table:table-cell table:style-name="ce11" table:formula="of:=[.C12]*0.0254" office:value-type="float" office:value="4.6946566" calcext:value-type="float">
            <text:p>4.6946566</text:p>
          </table:table-cell>
          <table:table-cell table:number-columns-repeated="2"/>
          <table:table-cell table:style-name="ce6" office:value-type="string" calcext:value-type="string">
            <text:p>I</text:p>
          </table:table-cell>
          <table:table-cell table:style-name="ce11" table:formula="of:=[.G12]*0.0254" office:value-type="float" office:value="5.27037299984648" calcext:value-type="float">
            <text:p>5.27037299984648</text:p>
          </table:table-cell>
          <table:table-cell table:formula="of:=[.H12]*0.0254" office:value-type="float" office:value="5.08510415338484" calcext:value-type="float">
            <text:p>5.08510415338484</text:p>
          </table:table-cell>
          <table:table-cell table:style-name="ce16" office:value-type="float" office:value="-2.094395102" calcext:value-type="float">
            <text:p>-2.094395102</text:p>
          </table:table-cell>
          <table:table-cell table:number-columns-repeated="16375"/>
        </table:table-row>
        <table:table-row table:style-name="ro1">
          <table:table-cell table:formula="of:=[.F27]" office:value-type="string" office:string-value="J" calcext:value-type="string">
            <text:p>J</text:p>
          </table:table-cell>
          <table:table-cell table:style-name="ce11" table:formula="of:=[.B13]*0.0254" office:value-type="float" office:value="4.765294" calcext:value-type="float">
            <text:p>4.765294</text:p>
          </table:table-cell>
          <table:table-cell table:style-name="ce11" table:formula="of:=[.C13]*0.0254" office:value-type="float" office:value="4.8561244" calcext:value-type="float">
            <text:p>4.8561244</text:p>
          </table:table-cell>
          <table:table-cell table:number-columns-repeated="2"/>
          <table:table-cell table:style-name="ce6" office:value-type="string" calcext:value-type="string">
            <text:p>J</text:p>
          </table:table-cell>
          <table:table-cell table:style-name="ce11" table:formula="of:=[.G13]*0.0254" office:value-type="float" office:value="4.99071899984648" calcext:value-type="float">
            <text:p>4.99071899984648</text:p>
          </table:table-cell>
          <table:table-cell table:formula="of:=[.H13]*0.0254" office:value-type="float" office:value="5.24657195338484" calcext:value-type="float">
            <text:p>5.24657195338484</text:p>
          </table:table-cell>
          <table:table-cell table:style-name="ce16" office:value-type="float" office:value="-2.094395102" calcext:value-type="float">
            <text:p>-2.094395102</text:p>
          </table:table-cell>
          <table:table-cell table:number-columns-repeated="16375"/>
        </table:table-row>
        <table:table-row table:style-name="ro1">
          <table:table-cell table:formula="of:=[.F28]" office:value-type="string" office:string-value="K" calcext:value-type="string">
            <text:p>K</text:p>
          </table:table-cell>
          <table:table-cell table:style-name="ce11" table:formula="of:=[.B14]*0.0254" office:value-type="float" office:value="4.213098" calcext:value-type="float">
            <text:p>4.213098</text:p>
          </table:table-cell>
          <table:table-cell table:style-name="ce11" table:formula="of:=[.C14]*0.0254" office:value-type="float" office:value="4.8561244" calcext:value-type="float">
            <text:p>4.8561244</text:p>
          </table:table-cell>
          <table:table-cell table:number-columns-repeated="2"/>
          <table:table-cell table:style-name="ce6" office:value-type="string" calcext:value-type="string">
            <text:p>K</text:p>
          </table:table-cell>
          <table:table-cell table:style-name="ce11" table:formula="of:=[.G14]*0.0254" office:value-type="float" office:value="3.98767299992324" calcext:value-type="float">
            <text:p>3.98767299992324</text:p>
          </table:table-cell>
          <table:table-cell table:formula="of:=[.H14]*0.0254" office:value-type="float" office:value="5.2465719532519" calcext:value-type="float">
            <text:p>5.2465719532519</text:p>
          </table:table-cell>
          <table:table-cell table:style-name="ce16" office:value-type="float" office:value="-1.047197551" calcext:value-type="float">
            <text:p>-1.047197551</text:p>
          </table:table-cell>
          <table:table-cell table:number-columns-repeated="16375"/>
        </table:table-row>
        <table:table-row table:style-name="ro1">
          <table:table-cell table:formula="of:=[.F29]" office:value-type="string" office:string-value="L" calcext:value-type="string">
            <text:p>L</text:p>
          </table:table-cell>
          <table:table-cell table:style-name="ce11" table:formula="of:=[.B15]*0.0254" office:value-type="float" office:value="3.933444" calcext:value-type="float">
            <text:p>3.933444</text:p>
          </table:table-cell>
          <table:table-cell table:style-name="ce11" table:formula="of:=[.C15]*0.0254" office:value-type="float" office:value="4.6946566" calcext:value-type="float">
            <text:p>4.6946566</text:p>
          </table:table-cell>
          <table:table-cell table:number-columns-repeated="2"/>
          <table:table-cell table:style-name="ce7" office:value-type="string" calcext:value-type="string">
            <text:p>L</text:p>
          </table:table-cell>
          <table:table-cell table:style-name="ce12" table:formula="of:=[.G15]*0.0254" office:value-type="float" office:value="3.70801899992324" calcext:value-type="float">
            <text:p>3.70801899992324</text:p>
          </table:table-cell>
          <table:table-cell table:style-name="ce14" table:formula="of:=[.H15]*0.0254" office:value-type="float" office:value="5.0851041532519" calcext:value-type="float">
            <text:p>5.0851041532519</text:p>
          </table:table-cell>
          <table:table-cell table:style-name="ce17" office:value-type="float" office:value="-1.047197551" calcext:value-type="float">
            <text:p>-1.047197551</text:p>
          </table:table-cell>
          <table:table-cell table:number-columns-repeated="16375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20:21:53.0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9:03:53.849000000</meta:creation-date>
    <dc:date>2025-03-05T21:41:56.835000000</dc:date>
    <meta:editing-duration>PT1H21M20S</meta:editing-duration>
    <meta:editing-cycles>4</meta:editing-cycles>
    <meta:generator>LibreOffice/24.8.5.2$Windows_X86_64 LibreOffice_project/fddf2685c70b461e7832239a0162a77216259f22</meta:generator>
    <meta:document-statistic meta:table-count="1" meta:cell-count="19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00" chart:maximum="2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5.778cm" xlink:href=".." xlink:type="simple" chart:class="chart:scatter" chart:style-name="ch1">
        <chart:legend chart:legend-position="end" svg:x="13.714cm" svg:y="7.341cm" style:legend-expansion="high" chart:style-name="ch2"/>
        <chart:plot-area chart:style-name="ch3" table:cell-range-address="Sheet1.B4:Sheet1.C15 Sheet1.H4:Sheet1.H15" svg:x="-0.064cm" svg:y="0.46cm" svg:width="13.813cm" svg:height="13.545cm">
          <chart:coordinate-region svg:x="0.761cm" svg:y="0.659cm" svg:width="12.699cm" svg:height="12.6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4:Sheet1.C15" chart:class="chart:scatter">
            <chart:domain table:cell-range-address="Sheet1.B4:Sheet1.B15"/>
            <chart:data-point chart:repeated="12"/>
          </chart:series>
          <chart:series chart:style-name="ch8" chart:values-cell-range-address="Sheet1.H4:Sheet1.H15" chart:class="chart:scatter">
            <chart:domain table:cell-range-address="Sheet1.G4:Sheet1.G15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">
                <text:p>144</text:p>
                <draw:g>
                  <svg:desc>Sheet1.B4:Sheet1.B15</svg:desc>
                </draw:g>
              </table:table-cell>
              <table:table-cell office:value-type="float" office:value="166.006">
                <text:p>166.006</text:p>
                <draw:g>
                  <svg:desc>Sheet1.C4:Sheet1.C15</svg:desc>
                </draw:g>
              </table:table-cell>
              <table:table-cell office:value-type="float" office:value="126.25">
                <text:p>126.25</text:p>
                <draw:g>
                  <svg:desc>Sheet1.G4:Sheet1.G15</svg:desc>
                </draw:g>
              </table:table-cell>
              <table:table-cell office:value-type="float" office:value="166.006">
                <text:p>166.006</text:p>
                <draw:g>
                  <svg:desc>Sheet1.H4:Sheet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3.292">
                <text:p>153.292</text:p>
              </table:table-cell>
              <table:table-cell office:value-type="float" office:value="126.25">
                <text:p>126.25</text:p>
              </table:table-cell>
              <table:table-cell office:value-type="float" office:value="153.292">
                <text:p>153.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.86">
                <text:p>154.86</text:p>
              </table:table-cell>
              <table:table-cell office:value-type="float" office:value="134.469">
                <text:p>134.469</text:p>
              </table:table-cell>
              <table:table-cell office:value-type="float" office:value="145.984999996978">
                <text:p>145.984999996978</text:p>
              </table:table-cell>
              <table:table-cell office:value-type="float" office:value="119.097049084571">
                <text:p>119.097049084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.87">
                <text:p>165.87</text:p>
              </table:table-cell>
              <table:table-cell office:value-type="float" office:value="128.112">
                <text:p>128.112</text:p>
              </table:table-cell>
              <table:table-cell office:value-type="float" office:value="156.994999996978">
                <text:p>156.994999996978</text:p>
              </table:table-cell>
              <table:table-cell office:value-type="float" office:value="112.740049084571">
                <text:p>112.740049084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.61">
                <text:p>187.61</text:p>
              </table:table-cell>
              <table:table-cell office:value-type="float" office:value="128.112">
                <text:p>128.112</text:p>
              </table:table-cell>
              <table:table-cell office:value-type="float" office:value="196.484999993956">
                <text:p>196.484999993956</text:p>
              </table:table-cell>
              <table:table-cell office:value-type="float" office:value="112.740049079337">
                <text:p>112.740049079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.62">
                <text:p>198.62</text:p>
              </table:table-cell>
              <table:table-cell office:value-type="float" office:value="134.469">
                <text:p>134.469</text:p>
              </table:table-cell>
              <table:table-cell office:value-type="float" office:value="207.494999993956">
                <text:p>207.494999993956</text:p>
              </table:table-cell>
              <table:table-cell office:value-type="float" office:value="119.097049079337">
                <text:p>119.097049079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.49">
                <text:p>209.49</text:p>
              </table:table-cell>
              <table:table-cell office:value-type="float" office:value="153.292">
                <text:p>153.292</text:p>
              </table:table-cell>
              <table:table-cell office:value-type="float" office:value="227.24">
                <text:p>227.24</text:p>
              </table:table-cell>
              <table:table-cell office:value-type="float" office:value="153.292000007281">
                <text:p>153.292000007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.49">
                <text:p>209.49</text:p>
              </table:table-cell>
              <table:table-cell office:value-type="float" office:value="166.006">
                <text:p>166.006</text:p>
              </table:table-cell>
              <table:table-cell office:value-type="float" office:value="227.24">
                <text:p>227.24</text:p>
              </table:table-cell>
              <table:table-cell office:value-type="float" office:value="166.006000007281">
                <text:p>166.006000007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.62">
                <text:p>198.62</text:p>
              </table:table-cell>
              <table:table-cell office:value-type="float" office:value="184.829">
                <text:p>184.829</text:p>
              </table:table-cell>
              <table:table-cell office:value-type="float" office:value="207.494999993956">
                <text:p>207.494999993956</text:p>
              </table:table-cell>
              <table:table-cell office:value-type="float" office:value="200.200950920663">
                <text:p>200.2009509206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.61">
                <text:p>187.61</text:p>
              </table:table-cell>
              <table:table-cell office:value-type="float" office:value="191.186">
                <text:p>191.186</text:p>
              </table:table-cell>
              <table:table-cell office:value-type="float" office:value="196.484999993956">
                <text:p>196.484999993956</text:p>
              </table:table-cell>
              <table:table-cell office:value-type="float" office:value="206.557950920663">
                <text:p>206.5579509206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.87">
                <text:p>165.87</text:p>
              </table:table-cell>
              <table:table-cell office:value-type="float" office:value="191.186">
                <text:p>191.186</text:p>
              </table:table-cell>
              <table:table-cell office:value-type="float" office:value="156.994999996978">
                <text:p>156.994999996978</text:p>
              </table:table-cell>
              <table:table-cell office:value-type="float" office:value="206.557950915429">
                <text:p>206.557950915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.86">
                <text:p>154.86</text:p>
              </table:table-cell>
              <table:table-cell office:value-type="float" office:value="184.829">
                <text:p>184.829</text:p>
              </table:table-cell>
              <table:table-cell office:value-type="float" office:value="145.984999996978">
                <text:p>145.984999996978</text:p>
              </table:table-cell>
              <table:table-cell office:value-type="float" office:value="200.200950915429">
                <text:p>200.200950915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